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Calibri" officeooo:rsid="0019cd9a" officeooo:paragraph-rsid="0019cd9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libri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alibri" fo:font-size="14pt" officeooo:rsid="0019cd9a" officeooo:paragraph-rsid="0019cd9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impossible coincidence</text:p>
      <text:p text:style-name="P1"/>
      <text:p text:style-name="P2">I wanted to have a get-away with my husband in Prague. I had one mission: to find my high school friend Matt. Since I had no cell phone there was no way for us to communicate. I went to the American embassy to ask if he was registered as a resident. But no luck.  Matthew was a pianist so we went to hotels and piano shops to ask around if they had seem him. Still no luck. On the final day, my husband and I took a stroll across the Charles bridge. We watched the street musicians and tourists. This is where I gave up on finding my friend. When we were returning to our car, I decided to take a last glance and actually saw him casually standing in the crowd. We went up to him and everyone laughed. It turned out that he was playing piano for a wedding that evening and had a 2-hour break. Just enough for us to grab a drin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2:08:43.425000000</meta:creation-date>
    <dc:date>2025-03-28T12:09:56.448000000</dc:date>
    <meta:editing-duration>PT1M15S</meta:editing-duration>
    <meta:editing-cycles>1</meta:editing-cycles>
    <meta:document-statistic meta:table-count="0" meta:image-count="0" meta:object-count="0" meta:page-count="1" meta:paragraph-count="2" meta:word-count="169" meta:character-count="854" meta:non-whitespace-character-count="686"/>
    <meta:generator>LibreOffice/7.6.2.1$Windows_X86_64 LibreOffice_project/56f7684011345957bbf33a7ee678afaf4d2ba333</meta:generator>
  </office:meta>
</office:document-meta>
</file>